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63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MergeSort" table:style-name="ta1">
        <table:shapes>
          <draw:frame draw:z-index="0" draw:style-name="gr1" draw:text-style-name="P1" svg:width="428.91mm" svg:height="234.05mm" svg:x="201.46mm" svg:y="58.93mm">
            <draw:object draw:notify-on-update-of-ranges="analysisMergeSort.A2:analysisMergeSort.A75 analysisMergeSort.B1:analysisMergeSort.B1 analysisMergeSort.B2:analysisMergeSort.B75 analysisMergeSort.C1:analysisMergeSort.C1 analysisMergeSort.C2:analysisMergeSort.C75 analysisMergeSort.D1:analysisMergeSort.D1 analysisMergeSort.D2:analysisMergeSort.D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Thread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k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00130653381348" calcext:value-type="float">
            <text:p>0.005001306533813</text:p>
          </table:table-cell>
          <table:table-cell office:value-type="float" office:value="0.00272893905639648" calcext:value-type="float">
            <text:p>0.002728939056396</text:p>
          </table:table-cell>
          <table:table-cell office:value-type="float" office:value="0.00986909866333008" calcext:value-type="float">
            <text:p>0.00986909866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67293643951416" calcext:value-type="float">
            <text:p>0.006729364395142</text:p>
          </table:table-cell>
          <table:table-cell office:value-type="float" office:value="0.00213885307312012" calcext:value-type="float">
            <text:p>0.00213885307312</text:p>
          </table:table-cell>
          <table:table-cell office:value-type="float" office:value="0.0233156681060791" calcext:value-type="float">
            <text:p>0.0233156681060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86192512512207" calcext:value-type="float">
            <text:p>0.006861925125122</text:p>
          </table:table-cell>
          <table:table-cell office:value-type="float" office:value="0.00144743919372559" calcext:value-type="float">
            <text:p>0.001447439193726</text:p>
          </table:table-cell>
          <table:table-cell office:value-type="float" office:value="0.0330426692962647" calcext:value-type="float">
            <text:p>0.0330426692962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74422264099121" calcext:value-type="float">
            <text:p>0.017442226409912</text:p>
          </table:table-cell>
          <table:table-cell office:value-type="float" office:value="0.00143289566040039" calcext:value-type="float">
            <text:p>0.0014328956604</text:p>
          </table:table-cell>
          <table:table-cell office:value-type="float" office:value="0.0492656230926514" calcext:value-type="float">
            <text:p>0.0492656230926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19783782958984" calcext:value-type="float">
            <text:p>0.021978378295898</text:p>
          </table:table-cell>
          <table:table-cell office:value-type="float" office:value="0.00147533416748047" calcext:value-type="float">
            <text:p>0.00147533416748</text:p>
          </table:table-cell>
          <table:table-cell office:value-type="float" office:value="0.0339109897613525" calcext:value-type="float">
            <text:p>0.0339109897613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08060646057129" calcext:value-type="float">
            <text:p>0.030806064605713</text:p>
          </table:table-cell>
          <table:table-cell office:value-type="float" office:value="0.00154232978820801" calcext:value-type="float">
            <text:p>0.001542329788208</text:p>
          </table:table-cell>
          <table:table-cell office:value-type="float" office:value="0.054595947265625" calcext:value-type="float">
            <text:p>0.0545959472656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63495540618897" calcext:value-type="float">
            <text:p>0.01634955406189</text:p>
          </table:table-cell>
          <table:table-cell office:value-type="float" office:value="0.00173306465148926" calcext:value-type="float">
            <text:p>0.001733064651489</text:p>
          </table:table-cell>
          <table:table-cell office:value-type="float" office:value="0.0707848072052002" calcext:value-type="float">
            <text:p>0.07078480720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222225189208984" calcext:value-type="float">
            <text:p>0.022222518920898</text:p>
          </table:table-cell>
          <table:table-cell office:value-type="float" office:value="0.00180602073669434" calcext:value-type="float">
            <text:p>0.001806020736694</text:p>
          </table:table-cell>
          <table:table-cell office:value-type="float" office:value="0.0809550285339356" calcext:value-type="float">
            <text:p>0.0809550285339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251855850219727" calcext:value-type="float">
            <text:p>0.025185585021973</text:p>
          </table:table-cell>
          <table:table-cell office:value-type="float" office:value="0.00193023681640625" calcext:value-type="float">
            <text:p>0.001930236816406</text:p>
          </table:table-cell>
          <table:table-cell office:value-type="float" office:value="0.0881524085998535" calcext:value-type="float">
            <text:p>0.088152408599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21450328826904" calcext:value-type="float">
            <text:p>0.02214503288269</text:p>
          </table:table-cell>
          <table:table-cell office:value-type="float" office:value="0.00159716606140137" calcext:value-type="float">
            <text:p>0.001597166061401</text:p>
          </table:table-cell>
          <table:table-cell office:value-type="float" office:value="0.0823276042938232" calcext:value-type="float">
            <text:p>0.0823276042938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210509300231934" calcext:value-type="float">
            <text:p>0.021050930023193</text:p>
          </table:table-cell>
          <table:table-cell office:value-type="float" office:value="0.00163984298706055" calcext:value-type="float">
            <text:p>0.001639842987061</text:p>
          </table:table-cell>
          <table:table-cell office:value-type="float" office:value="0.0849134922027588" calcext:value-type="float">
            <text:p>0.0849134922027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281202793121338" calcext:value-type="float">
            <text:p>0.028120279312134</text:p>
          </table:table-cell>
          <table:table-cell office:value-type="float" office:value="0.00221347808837891" calcext:value-type="float">
            <text:p>0.002213478088379</text:p>
          </table:table-cell>
          <table:table-cell office:value-type="float" office:value="0.116091966629028" calcext:value-type="float">
            <text:p>0.1160919666290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275955200195313" calcext:value-type="float">
            <text:p>0.027595520019531</text:p>
          </table:table-cell>
          <table:table-cell office:value-type="float" office:value="0.0020744800567627" calcext:value-type="float">
            <text:p>0.002074480056763</text:p>
          </table:table-cell>
          <table:table-cell office:value-type="float" office:value="0.111140489578247" calcext:value-type="float">
            <text:p>0.11114048957824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409636497497559" calcext:value-type="float">
            <text:p>0.040963649749756</text:p>
          </table:table-cell>
          <table:table-cell office:value-type="float" office:value="0.0276355743408203" calcext:value-type="float">
            <text:p>0.02763557434082</text:p>
          </table:table-cell>
          <table:table-cell office:value-type="float" office:value="0.126975774765015" calcext:value-type="float">
            <text:p>0.1269757747650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459663867950439" calcext:value-type="float">
            <text:p>0.045966386795044</text:p>
          </table:table-cell>
          <table:table-cell office:value-type="float" office:value="0.0156769752502441" calcext:value-type="float">
            <text:p>0.015676975250244</text:p>
          </table:table-cell>
          <table:table-cell office:value-type="float" office:value="0.136858463287354" calcext:value-type="float">
            <text:p>0.1368584632873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47515869140625" calcext:value-type="float">
            <text:p>0.047515869140625</text:p>
          </table:table-cell>
          <table:table-cell office:value-type="float" office:value="0.0147614479064941" calcext:value-type="float">
            <text:p>0.014761447906494</text:p>
          </table:table-cell>
          <table:table-cell office:value-type="float" office:value="0.147398948669434" calcext:value-type="float">
            <text:p>0.14739894866943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455393791198731" calcext:value-type="float">
            <text:p>0.045539379119873</text:p>
          </table:table-cell>
          <table:table-cell office:value-type="float" office:value="0.0026252269744873" calcext:value-type="float">
            <text:p>0.002625226974487</text:p>
          </table:table-cell>
          <table:table-cell office:value-type="float" office:value="0.146876096725464" calcext:value-type="float">
            <text:p>0.1468760967254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494811534881592" calcext:value-type="float">
            <text:p>0.049481153488159</text:p>
          </table:table-cell>
          <table:table-cell office:value-type="float" office:value="0.0163450241088867" calcext:value-type="float">
            <text:p>0.016345024108887</text:p>
          </table:table-cell>
          <table:table-cell office:value-type="float" office:value="0.154075384140015" calcext:value-type="float">
            <text:p>0.1540753841400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63239336013794" calcext:value-type="float">
            <text:p>0.063239336013794</text:p>
          </table:table-cell>
          <table:table-cell office:value-type="float" office:value="0.0120460987091064" calcext:value-type="float">
            <text:p>0.012046098709106</text:p>
          </table:table-cell>
          <table:table-cell office:value-type="float" office:value="0.147083759307861" calcext:value-type="float">
            <text:p>0.1470837593078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0236167907715" calcext:value-type="float">
            <text:p>0.036023616790772</text:p>
          </table:table-cell>
          <table:table-cell office:value-type="float" office:value="0.00240921974182129" calcext:value-type="float">
            <text:p>0.002409219741821</text:p>
          </table:table-cell>
          <table:table-cell office:value-type="float" office:value="0.145202398300171" calcext:value-type="float">
            <text:p>0.14520239830017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399479866027832" calcext:value-type="float">
            <text:p>0.039947986602783</text:p>
          </table:table-cell>
          <table:table-cell office:value-type="float" office:value="0.0189626216888428" calcext:value-type="float">
            <text:p>0.018962621688843</text:p>
          </table:table-cell>
          <table:table-cell office:value-type="float" office:value="0.205815076828003" calcext:value-type="float">
            <text:p>0.2058150768280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842928886413574" calcext:value-type="float">
            <text:p>0.084292888641357</text:p>
          </table:table-cell>
          <table:table-cell office:value-type="float" office:value="0.0258114337921143" calcext:value-type="float">
            <text:p>0.025811433792114</text:p>
          </table:table-cell>
          <table:table-cell office:value-type="float" office:value="0.270139455795288" calcext:value-type="float">
            <text:p>0.27013945579528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974540710449219" calcext:value-type="float">
            <text:p>0.097454071044922</text:p>
          </table:table-cell>
          <table:table-cell office:value-type="float" office:value="0.0254456996917725" calcext:value-type="float">
            <text:p>0.025445699691773</text:p>
          </table:table-cell>
          <table:table-cell office:value-type="float" office:value="0.278882265090942" calcext:value-type="float">
            <text:p>0.2788822650909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18483829498291" calcext:value-type="float">
            <text:p>0.081848382949829</text:p>
          </table:table-cell>
          <table:table-cell office:value-type="float" office:value="0.0388305187225342" calcext:value-type="float">
            <text:p>0.038830518722534</text:p>
          </table:table-cell>
          <table:table-cell office:value-type="float" office:value="0.28940486907959" calcext:value-type="float">
            <text:p>0.2894048690795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870225429534912" calcext:value-type="float">
            <text:p>0.087022542953491</text:p>
          </table:table-cell>
          <table:table-cell office:value-type="float" office:value="0.0359408855438232" calcext:value-type="float">
            <text:p>0.035940885543823</text:p>
          </table:table-cell>
          <table:table-cell office:value-type="float" office:value="0.341172456741333" calcext:value-type="float">
            <text:p>0.3411724567413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36603546142578" calcext:value-type="float">
            <text:p>0.093660354614258</text:p>
          </table:table-cell>
          <table:table-cell office:value-type="float" office:value="0.0287344455718994" calcext:value-type="float">
            <text:p>0.028734445571899</text:p>
          </table:table-cell>
          <table:table-cell office:value-type="float" office:value="0.377918004989624" calcext:value-type="float">
            <text:p>0.37791800498962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152304649353027" calcext:value-type="float">
            <text:p>0.152304649353027</text:p>
          </table:table-cell>
          <table:table-cell office:value-type="float" office:value="0.0334556102752686" calcext:value-type="float">
            <text:p>0.033455610275269</text:p>
          </table:table-cell>
          <table:table-cell office:value-type="float" office:value="0.446225643157959" calcext:value-type="float">
            <text:p>0.44622564315795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39268636703491" calcext:value-type="float">
            <text:p>0.139268636703491</text:p>
          </table:table-cell>
          <table:table-cell office:value-type="float" office:value="0.0281243324279785" calcext:value-type="float">
            <text:p>0.028124332427979</text:p>
          </table:table-cell>
          <table:table-cell office:value-type="float" office:value="0.540749311447144" calcext:value-type="float">
            <text:p>0.54074931144714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17017388343811" calcext:value-type="float">
            <text:p>0.17017388343811</text:p>
          </table:table-cell>
          <table:table-cell office:value-type="float" office:value="0.0324254035949707" calcext:value-type="float">
            <text:p>0.032425403594971</text:p>
          </table:table-cell>
          <table:table-cell office:value-type="float" office:value="0.517390251159668" calcext:value-type="float">
            <text:p>0.5173902511596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69360160827637" calcext:value-type="float">
            <text:p>0.169360160827637</text:p>
          </table:table-cell>
          <table:table-cell office:value-type="float" office:value="0.0310876369476318" calcext:value-type="float">
            <text:p>0.031087636947632</text:p>
          </table:table-cell>
          <table:table-cell office:value-type="float" office:value="0.544090986251831" calcext:value-type="float">
            <text:p>0.54409098625183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38744115829468" calcext:value-type="float">
            <text:p>0.138744115829468</text:p>
          </table:table-cell>
          <table:table-cell office:value-type="float" office:value="0.0345091819763184" calcext:value-type="float">
            <text:p>0.034509181976318</text:p>
          </table:table-cell>
          <table:table-cell office:value-type="float" office:value="0.551065683364868" calcext:value-type="float">
            <text:p>0.5510656833648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09643125534058" calcext:value-type="float">
            <text:p>0.209643125534058</text:p>
          </table:table-cell>
          <table:table-cell office:value-type="float" office:value="0.0334031581878662" calcext:value-type="float">
            <text:p>0.033403158187866</text:p>
          </table:table-cell>
          <table:table-cell office:value-type="float" office:value="0.562621116638184" calcext:value-type="float">
            <text:p>0.56262111663818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157809734344482" calcext:value-type="float">
            <text:p>0.157809734344482</text:p>
          </table:table-cell>
          <table:table-cell office:value-type="float" office:value="0.031466007232666" calcext:value-type="float">
            <text:p>0.031466007232666</text:p>
          </table:table-cell>
          <table:table-cell office:value-type="float" office:value="0.599112749099731" calcext:value-type="float">
            <text:p>0.59911274909973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58212184906006" calcext:value-type="float">
            <text:p>0.158212184906006</text:p>
          </table:table-cell>
          <table:table-cell office:value-type="float" office:value="0.0375654697418213" calcext:value-type="float">
            <text:p>0.037565469741821</text:p>
          </table:table-cell>
          <table:table-cell office:value-type="float" office:value="0.640670537948608" calcext:value-type="float">
            <text:p>0.64067053794860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18854188919067" calcext:value-type="float">
            <text:p>0.218854188919067</text:p>
          </table:table-cell>
          <table:table-cell office:value-type="float" office:value="0.0365006923675537" calcext:value-type="float">
            <text:p>0.036500692367554</text:p>
          </table:table-cell>
          <table:table-cell office:value-type="float" office:value="0.711714029312134" calcext:value-type="float">
            <text:p>0.7117140293121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48887395858765" calcext:value-type="float">
            <text:p>0.148887395858765</text:p>
          </table:table-cell>
          <table:table-cell office:value-type="float" office:value="0.0992422103881836" calcext:value-type="float">
            <text:p>0.099242210388184</text:p>
          </table:table-cell>
          <table:table-cell office:value-type="float" office:value="0.763921976089478" calcext:value-type="float">
            <text:p>0.76392197608947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198796033859253" calcext:value-type="float">
            <text:p>0.198796033859253</text:p>
          </table:table-cell>
          <table:table-cell office:value-type="float" office:value="0.0770936012268066" calcext:value-type="float">
            <text:p>0.077093601226807</text:p>
          </table:table-cell>
          <table:table-cell office:value-type="float" office:value="0.909605026245117" calcext:value-type="float">
            <text:p>0.90960502624511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224344730377197" calcext:value-type="float">
            <text:p>0.224344730377197</text:p>
          </table:table-cell>
          <table:table-cell office:value-type="float" office:value="0.0792341232299805" calcext:value-type="float">
            <text:p>0.079234123229981</text:p>
          </table:table-cell>
          <table:table-cell office:value-type="float" office:value="0.850278377532959" calcext:value-type="float">
            <text:p>0.85027837753295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255709648132324" calcext:value-type="float">
            <text:p>0.255709648132324</text:p>
          </table:table-cell>
          <table:table-cell office:value-type="float" office:value="0.0749564170837402" calcext:value-type="float">
            <text:p>0.07495641708374</text:p>
          </table:table-cell>
          <table:table-cell office:value-type="float" office:value="0.953916788101196" calcext:value-type="float">
            <text:p>0.95391678810119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270122051239014" calcext:value-type="float">
            <text:p>0.270122051239014</text:p>
          </table:table-cell>
          <table:table-cell office:value-type="float" office:value="0.0869135856628418" calcext:value-type="float">
            <text:p>0.086913585662842</text:p>
          </table:table-cell>
          <table:table-cell office:value-type="float" office:value="1.00312280654907" calcext:value-type="float">
            <text:p>1.0031228065490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345386743545532" calcext:value-type="float">
            <text:p>0.345386743545532</text:p>
          </table:table-cell>
          <table:table-cell office:value-type="float" office:value="0.0107312202453613" calcext:value-type="float">
            <text:p>0.010731220245361</text:p>
          </table:table-cell>
          <table:table-cell office:value-type="float" office:value="0.985086917877197" calcext:value-type="float">
            <text:p>0.98508691787719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298703670501709" calcext:value-type="float">
            <text:p>0.298703670501709</text:p>
          </table:table-cell>
          <table:table-cell office:value-type="float" office:value="0.0449960231781006" calcext:value-type="float">
            <text:p>0.044996023178101</text:p>
          </table:table-cell>
          <table:table-cell office:value-type="float" office:value="1.06854915618896" calcext:value-type="float">
            <text:p>1.06854915618896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309822082519531" calcext:value-type="float">
            <text:p>0.309822082519531</text:p>
          </table:table-cell>
          <table:table-cell office:value-type="float" office:value="0.0701320171356201" calcext:value-type="float">
            <text:p>0.07013201713562</text:p>
          </table:table-cell>
          <table:table-cell office:value-type="float" office:value="1.18052768707275" calcext:value-type="float">
            <text:p>1.180527687072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438572883605957" calcext:value-type="float">
            <text:p>0.438572883605957</text:p>
          </table:table-cell>
          <table:table-cell office:value-type="float" office:value="0.0955700874328613" calcext:value-type="float">
            <text:p>0.095570087432861</text:p>
          </table:table-cell>
          <table:table-cell office:value-type="float" office:value="1.3391809463501" calcext:value-type="float">
            <text:p>1.3391809463501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429970502853394" calcext:value-type="float">
            <text:p>0.429970502853394</text:p>
          </table:table-cell>
          <table:table-cell office:value-type="float" office:value="0.108826637268066" calcext:value-type="float">
            <text:p>0.108826637268066</text:p>
          </table:table-cell>
          <table:table-cell office:value-type="float" office:value="1.27223181724548" calcext:value-type="float">
            <text:p>1.272231817245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410736083984375" calcext:value-type="float">
            <text:p>0.410736083984375</text:p>
          </table:table-cell>
          <table:table-cell office:value-type="float" office:value="0.194349050521851" calcext:value-type="float">
            <text:p>0.194349050521851</text:p>
          </table:table-cell>
          <table:table-cell office:value-type="float" office:value="1.13960027694702" calcext:value-type="float">
            <text:p>1.1396002769470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36544942855835" calcext:value-type="float">
            <text:p>0.36544942855835</text:p>
          </table:table-cell>
          <table:table-cell office:value-type="float" office:value="0.0841536521911621" calcext:value-type="float">
            <text:p>0.084153652191162</text:p>
          </table:table-cell>
          <table:table-cell office:value-type="float" office:value="1.14533567428589" calcext:value-type="float">
            <text:p>1.1453356742858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508692502975464" calcext:value-type="float">
            <text:p>0.508692502975464</text:p>
          </table:table-cell>
          <table:table-cell office:value-type="float" office:value="0.106328964233398" calcext:value-type="float">
            <text:p>0.106328964233398</text:p>
          </table:table-cell>
          <table:table-cell office:value-type="float" office:value="1.12636232376099" calcext:value-type="float">
            <text:p>1.12636232376099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436885833740234" calcext:value-type="float">
            <text:p>0.436885833740234</text:p>
          </table:table-cell>
          <table:table-cell office:value-type="float" office:value="0.171191692352295" calcext:value-type="float">
            <text:p>0.171191692352295</text:p>
          </table:table-cell>
          <table:table-cell office:value-type="float" office:value="1.17590427398682" calcext:value-type="float">
            <text:p>1.1759042739868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351662397384644" calcext:value-type="float">
            <text:p>0.351662397384644</text:p>
          </table:table-cell>
          <table:table-cell office:value-type="float" office:value="0.121220588684082" calcext:value-type="float">
            <text:p>0.121220588684082</text:p>
          </table:table-cell>
          <table:table-cell office:value-type="float" office:value="1.21389412879944" calcext:value-type="float">
            <text:p>1.2138941287994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454390048980713" calcext:value-type="float">
            <text:p>0.454390048980713</text:p>
          </table:table-cell>
          <table:table-cell office:value-type="float" office:value="0.097459077835083" calcext:value-type="float">
            <text:p>0.097459077835083</text:p>
          </table:table-cell>
          <table:table-cell office:value-type="float" office:value="1.27811455726624" calcext:value-type="float">
            <text:p>1.2781145572662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38779354095459" calcext:value-type="float">
            <text:p>0.38779354095459</text:p>
          </table:table-cell>
          <table:table-cell office:value-type="float" office:value="0.131929874420166" calcext:value-type="float">
            <text:p>0.131929874420166</text:p>
          </table:table-cell>
          <table:table-cell office:value-type="float" office:value="1.39778280258179" calcext:value-type="float">
            <text:p>1.39778280258179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348248481750488" calcext:value-type="float">
            <text:p>0.348248481750488</text:p>
          </table:table-cell>
          <table:table-cell office:value-type="float" office:value="0.112854957580566" calcext:value-type="float">
            <text:p>0.112854957580566</text:p>
          </table:table-cell>
          <table:table-cell office:value-type="float" office:value="1.45480680465698" calcext:value-type="float">
            <text:p>1.4548068046569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379213094711304" calcext:value-type="float">
            <text:p>0.379213094711304</text:p>
          </table:table-cell>
          <table:table-cell office:value-type="float" office:value="0.0960435867309571" calcext:value-type="float">
            <text:p>0.096043586730957</text:p>
          </table:table-cell>
          <table:table-cell office:value-type="float" office:value="1.4791305065155" calcext:value-type="float">
            <text:p>1.479130506515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339057922363281" calcext:value-type="float">
            <text:p>0.339057922363281</text:p>
          </table:table-cell>
          <table:table-cell office:value-type="float" office:value="0.401265144348145" calcext:value-type="float">
            <text:p>0.401265144348145</text:p>
          </table:table-cell>
          <table:table-cell office:value-type="float" office:value="1.52564692497253" calcext:value-type="float">
            <text:p>1.525646924972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5258674621582" calcext:value-type="float">
            <text:p>0.35258674621582</text:p>
          </table:table-cell>
          <table:table-cell office:value-type="float" office:value="0.0919492244720459" calcext:value-type="float">
            <text:p>0.091949224472046</text:p>
          </table:table-cell>
          <table:table-cell office:value-type="float" office:value="1.65070128440857" calcext:value-type="float">
            <text:p>1.6507012844085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36660099029541" calcext:value-type="float">
            <text:p>0.36660099029541</text:p>
          </table:table-cell>
          <table:table-cell office:value-type="float" office:value="0.129406929016113" calcext:value-type="float">
            <text:p>0.129406929016113</text:p>
          </table:table-cell>
          <table:table-cell office:value-type="float" office:value="1.60283255577087" calcext:value-type="float">
            <text:p>1.6028325557708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403329372406006" calcext:value-type="float">
            <text:p>0.403329372406006</text:p>
          </table:table-cell>
          <table:table-cell office:value-type="float" office:value="0.159983634948731" calcext:value-type="float">
            <text:p>0.159983634948731</text:p>
          </table:table-cell>
          <table:table-cell office:value-type="float" office:value="1.87467861175537" calcext:value-type="float">
            <text:p>1.87467861175537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462981462478638" calcext:value-type="float">
            <text:p>0.462981462478638</text:p>
          </table:table-cell>
          <table:table-cell office:value-type="float" office:value="0.154725313186646" calcext:value-type="float">
            <text:p>0.154725313186646</text:p>
          </table:table-cell>
          <table:table-cell office:value-type="float" office:value="1.82499575614929" calcext:value-type="float">
            <text:p>1.8249957561492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407995462417603" calcext:value-type="float">
            <text:p>0.407995462417603</text:p>
          </table:table-cell>
          <table:table-cell office:value-type="float" office:value="0.0772314071655273" calcext:value-type="float">
            <text:p>0.077231407165527</text:p>
          </table:table-cell>
          <table:table-cell office:value-type="float" office:value="1.78244137763977" calcext:value-type="float">
            <text:p>1.7824413776397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415422677993774" calcext:value-type="float">
            <text:p>0.415422677993774</text:p>
          </table:table-cell>
          <table:table-cell office:value-type="float" office:value="0.0677495002746582" calcext:value-type="float">
            <text:p>0.067749500274658</text:p>
          </table:table-cell>
          <table:table-cell office:value-type="float" office:value="1.88412976264954" calcext:value-type="float">
            <text:p>1.8841297626495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455989837646484" calcext:value-type="float">
            <text:p>0.455989837646484</text:p>
          </table:table-cell>
          <table:table-cell office:value-type="float" office:value="0.161096096038818" calcext:value-type="float">
            <text:p>0.161096096038818</text:p>
          </table:table-cell>
          <table:table-cell office:value-type="float" office:value="2.25657916069031" calcext:value-type="float">
            <text:p>2.25657916069031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565729856491089" calcext:value-type="float">
            <text:p>0.565729856491089</text:p>
          </table:table-cell>
          <table:table-cell office:value-type="float" office:value="0.17734694480896" calcext:value-type="float">
            <text:p>0.17734694480896</text:p>
          </table:table-cell>
          <table:table-cell office:value-type="float" office:value="2.10004281997681" calcext:value-type="float">
            <text:p>2.100042819976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575565576553345" calcext:value-type="float">
            <text:p>0.575565576553345</text:p>
          </table:table-cell>
          <table:table-cell office:value-type="float" office:value="0.102142572402954" calcext:value-type="float">
            <text:p>0.102142572402954</text:p>
          </table:table-cell>
          <table:table-cell office:value-type="float" office:value="2.22186088562012" calcext:value-type="float">
            <text:p>2.2218608856201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577051401138306" calcext:value-type="float">
            <text:p>0.577051401138306</text:p>
          </table:table-cell>
          <table:table-cell office:value-type="float" office:value="0.16944694519043" calcext:value-type="float">
            <text:p>0.16944694519043</text:p>
          </table:table-cell>
          <table:table-cell office:value-type="float" office:value="2.17452573776245" calcext:value-type="float">
            <text:p>2.1745257377624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59393572807312" calcext:value-type="float">
            <text:p>0.59393572807312</text:p>
          </table:table-cell>
          <table:table-cell office:value-type="float" office:value="0.160119295120239" calcext:value-type="float">
            <text:p>0.160119295120239</text:p>
          </table:table-cell>
          <table:table-cell office:value-type="float" office:value="2.23637318611145" calcext:value-type="float">
            <text:p>2.2363731861114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565120220184326" calcext:value-type="float">
            <text:p>0.565120220184326</text:p>
          </table:table-cell>
          <table:table-cell office:value-type="float" office:value="0.179743051528931" calcext:value-type="float">
            <text:p>0.179743051528931</text:p>
          </table:table-cell>
          <table:table-cell office:value-type="float" office:value="2.28390121459961" calcext:value-type="float">
            <text:p>2.2839012145996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629206895828247" calcext:value-type="float">
            <text:p>0.629206895828247</text:p>
          </table:table-cell>
          <table:table-cell office:value-type="float" office:value="0.108659505844116" calcext:value-type="float">
            <text:p>0.108659505844116</text:p>
          </table:table-cell>
          <table:table-cell office:value-type="float" office:value="2.22292160987854" calcext:value-type="float">
            <text:p>2.22292160987854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591254472732544" calcext:value-type="float">
            <text:p>0.591254472732544</text:p>
          </table:table-cell>
          <table:table-cell office:value-type="float" office:value="0.10517406463623" calcext:value-type="float">
            <text:p>0.10517406463623</text:p>
          </table:table-cell>
          <table:table-cell office:value-type="float" office:value="2.29564762115479" calcext:value-type="float">
            <text:p>2.2956476211547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68561577796936" calcext:value-type="float">
            <text:p>0.68561577796936</text:p>
          </table:table-cell>
          <table:table-cell office:value-type="float" office:value="0.105065107345581" calcext:value-type="float">
            <text:p>0.105065107345581</text:p>
          </table:table-cell>
          <table:table-cell office:value-type="float" office:value="2.21855044364929" calcext:value-type="float">
            <text:p>2.21855044364929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644584894180298" calcext:value-type="float">
            <text:p>0.644584894180298</text:p>
          </table:table-cell>
          <table:table-cell office:value-type="float" office:value="0.132900476455688" calcext:value-type="float">
            <text:p>0.132900476455688</text:p>
          </table:table-cell>
          <table:table-cell office:value-type="float" office:value="2.29291605949402" calcext:value-type="float">
            <text:p>2.2929160594940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576542139053345" calcext:value-type="float">
            <text:p>0.576542139053345</text:p>
          </table:table-cell>
          <table:table-cell office:value-type="float" office:value="0.199514627456665" calcext:value-type="float">
            <text:p>0.199514627456665</text:p>
          </table:table-cell>
          <table:table-cell office:value-type="float" office:value="2.37817597389221" calcext:value-type="float">
            <text:p>2.3781759738922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634926795959473" calcext:value-type="float">
            <text:p>0.634926795959473</text:p>
          </table:table-cell>
          <table:table-cell office:value-type="float" office:value="0.105196714401245" calcext:value-type="float">
            <text:p>0.105196714401245</text:p>
          </table:table-cell>
          <table:table-cell office:value-type="float" office:value="2.28709578514099" calcext:value-type="float">
            <text:p>2.2870957851409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568910598754883" calcext:value-type="float">
            <text:p>0.568910598754883</text:p>
          </table:table-cell>
          <table:table-cell office:value-type="float" office:value="0.0814409255981445" calcext:value-type="float">
            <text:p>0.081440925598145</text:p>
          </table:table-cell>
          <table:table-cell office:value-type="float" office:value="2.32283306121826" calcext:value-type="float">
            <text:p>2.32283306121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7:58:34.516566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17:57:54.641934299</dc:date>
    <meta:editing-duration>PT19M51S</meta:editing-duration>
    <meta:editing-cycles>2</meta:editing-cycles>
    <meta:generator>LibreOffice/6.0.6.2$Linux_X86_64 LibreOffice_project/00m0$Build-2</meta:generator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892cm" svg:height="23.406cm" xlink:href=".." xlink:type="simple" chart:class="chart:bar" chart:style-name="ch1">
        <chart:legend chart:legend-position="end" svg:x="40.708cm" svg:y="10.906cm" style:legend-expansion="high" chart:style-name="ch2"/>
        <chart:plot-area chart:style-name="ch3" table:cell-range-address="analysisMergeSort.A2:analysisMergeSort.D75 analysisMergeSort.B1:analysisMergeSort.D1" chart:data-source-has-labels="both" svg:x="0.857cm" svg:y="0.468cm" svg:width="38.994cm" svg:height="22.47cm">
          <chartooo:coordinate-region svg:x="1.584cm" svg:y="0.468cm" svg:width="38.267cm" svg:height="21.086cm"/>
          <chart:axis chart:dimension="x" chart:name="primary-x" chart:style-name="ch4" chartooo:axis-type="auto">
            <chartooo:date-scale/>
            <chart:categories table:cell-range-address="analysisMergeSort.A2:analysisMergeSort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MergeSort.B2:analysisMergeSort.B75" chart:label-cell-address="analysisMergeSort.B1:analysisMergeSort.B1" chart:class="chart:bar">
            <chart:data-point chart:repeated="74"/>
          </chart:series>
          <chart:series chart:style-name="ch8" chart:values-cell-range-address="analysisMergeSort.C2:analysisMergeSort.C75" chart:label-cell-address="analysisMergeSort.C1:analysisMergeSort.C1" chart:class="chart:bar">
            <chart:data-point chart:repeated="74"/>
          </chart:series>
          <chart:series chart:style-name="ch9" chart:values-cell-range-address="analysisMergeSort.D2:analysisMergeSort.D75" chart:label-cell-address="analysisMergeSort.D1:analysisMergeSort.D1" chart:class="chart:bar"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ed</text:p>
                <draw:g>
                  <svg:desc>analysisMergeSort.B1:analysisMergeSort.B1</svg:desc>
                </draw:g>
              </table:table-cell>
              <table:table-cell office:value-type="string">
                <text:p>Normal</text:p>
                <draw:g>
                  <svg:desc>analysisMergeSort.C1:analysisMergeSort.C1</svg:desc>
                </draw:g>
              </table:table-cell>
              <table:table-cell office:value-type="string">
                <text:p>Forked</text:p>
                <draw:g>
                  <svg:desc>analysisMergeSort.D1:analysisMergeSort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nalysisMergeSort.A2:analysisMergeSort.A75</svg:desc>
                </draw:g>
              </table:table-cell>
              <table:table-cell office:value-type="float" office:value="0.00500130653381348">
                <text:p>0.00500130653381348</text:p>
                <draw:g>
                  <svg:desc>analysisMergeSort.B2:analysisMergeSort.B75</svg:desc>
                </draw:g>
              </table:table-cell>
              <table:table-cell office:value-type="float" office:value="0.00272893905639648">
                <text:p>0.00272893905639648</text:p>
                <draw:g>
                  <svg:desc>analysisMergeSort.C2:analysisMergeSort.C75</svg:desc>
                </draw:g>
              </table:table-cell>
              <table:table-cell office:value-type="float" office:value="0.00986909866333008">
                <text:p>0.00986909866333008</text:p>
                <draw:g>
                  <svg:desc>analysisMergeSort.D2:analysisMergeSort.D7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67293643951416">
                <text:p>0.0067293643951416</text:p>
              </table:table-cell>
              <table:table-cell office:value-type="float" office:value="0.00213885307312012">
                <text:p>0.00213885307312012</text:p>
              </table:table-cell>
              <table:table-cell office:value-type="float" office:value="0.0233156681060791">
                <text:p>0.023315668106079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86192512512207">
                <text:p>0.00686192512512207</text:p>
              </table:table-cell>
              <table:table-cell office:value-type="float" office:value="0.00144743919372559">
                <text:p>0.00144743919372559</text:p>
              </table:table-cell>
              <table:table-cell office:value-type="float" office:value="0.0330426692962647">
                <text:p>0.03304266929626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74422264099121">
                <text:p>0.0174422264099121</text:p>
              </table:table-cell>
              <table:table-cell office:value-type="float" office:value="0.00143289566040039">
                <text:p>0.00143289566040039</text:p>
              </table:table-cell>
              <table:table-cell office:value-type="float" office:value="0.0492656230926514">
                <text:p>0.04926562309265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19783782958984">
                <text:p>0.0219783782958984</text:p>
              </table:table-cell>
              <table:table-cell office:value-type="float" office:value="0.00147533416748047">
                <text:p>0.00147533416748047</text:p>
              </table:table-cell>
              <table:table-cell office:value-type="float" office:value="0.0339109897613525">
                <text:p>0.03391098976135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308060646057129">
                <text:p>0.0308060646057129</text:p>
              </table:table-cell>
              <table:table-cell office:value-type="float" office:value="0.00154232978820801">
                <text:p>0.00154232978820801</text:p>
              </table:table-cell>
              <table:table-cell office:value-type="float" office:value="0.054595947265625">
                <text:p>0.05459594726562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163495540618897">
                <text:p>0.0163495540618897</text:p>
              </table:table-cell>
              <table:table-cell office:value-type="float" office:value="0.00173306465148926">
                <text:p>0.00173306465148926</text:p>
              </table:table-cell>
              <table:table-cell office:value-type="float" office:value="0.0707848072052002">
                <text:p>0.07078480720520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222225189208984">
                <text:p>0.0222225189208984</text:p>
              </table:table-cell>
              <table:table-cell office:value-type="float" office:value="0.00180602073669434">
                <text:p>0.00180602073669434</text:p>
              </table:table-cell>
              <table:table-cell office:value-type="float" office:value="0.0809550285339356">
                <text:p>0.08095502853393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251855850219727">
                <text:p>0.0251855850219727</text:p>
              </table:table-cell>
              <table:table-cell office:value-type="float" office:value="0.00193023681640625">
                <text:p>0.00193023681640625</text:p>
              </table:table-cell>
              <table:table-cell office:value-type="float" office:value="0.0881524085998535">
                <text:p>0.08815240859985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21450328826904">
                <text:p>0.0221450328826904</text:p>
              </table:table-cell>
              <table:table-cell office:value-type="float" office:value="0.00159716606140137">
                <text:p>0.00159716606140137</text:p>
              </table:table-cell>
              <table:table-cell office:value-type="float" office:value="0.0823276042938232">
                <text:p>0.082327604293823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210509300231934">
                <text:p>0.0210509300231934</text:p>
              </table:table-cell>
              <table:table-cell office:value-type="float" office:value="0.00163984298706055">
                <text:p>0.00163984298706055</text:p>
              </table:table-cell>
              <table:table-cell office:value-type="float" office:value="0.0849134922027588">
                <text:p>0.084913492202758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81202793121338">
                <text:p>0.0281202793121338</text:p>
              </table:table-cell>
              <table:table-cell office:value-type="float" office:value="0.00221347808837891">
                <text:p>0.00221347808837891</text:p>
              </table:table-cell>
              <table:table-cell office:value-type="float" office:value="0.116091966629028">
                <text:p>0.1160919666290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275955200195313">
                <text:p>0.0275955200195313</text:p>
              </table:table-cell>
              <table:table-cell office:value-type="float" office:value="0.0020744800567627">
                <text:p>0.0020744800567627</text:p>
              </table:table-cell>
              <table:table-cell office:value-type="float" office:value="0.111140489578247">
                <text:p>0.11114048957824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409636497497559">
                <text:p>0.0409636497497559</text:p>
              </table:table-cell>
              <table:table-cell office:value-type="float" office:value="0.0276355743408203">
                <text:p>0.0276355743408203</text:p>
              </table:table-cell>
              <table:table-cell office:value-type="float" office:value="0.126975774765015">
                <text:p>0.1269757747650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459663867950439">
                <text:p>0.0459663867950439</text:p>
              </table:table-cell>
              <table:table-cell office:value-type="float" office:value="0.0156769752502441">
                <text:p>0.0156769752502441</text:p>
              </table:table-cell>
              <table:table-cell office:value-type="float" office:value="0.136858463287354">
                <text:p>0.13685846328735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47515869140625">
                <text:p>0.047515869140625</text:p>
              </table:table-cell>
              <table:table-cell office:value-type="float" office:value="0.0147614479064941">
                <text:p>0.0147614479064941</text:p>
              </table:table-cell>
              <table:table-cell office:value-type="float" office:value="0.147398948669434">
                <text:p>0.14739894866943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455393791198731">
                <text:p>0.0455393791198731</text:p>
              </table:table-cell>
              <table:table-cell office:value-type="float" office:value="0.0026252269744873">
                <text:p>0.0026252269744873</text:p>
              </table:table-cell>
              <table:table-cell office:value-type="float" office:value="0.146876096725464">
                <text:p>0.14687609672546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494811534881592">
                <text:p>0.0494811534881592</text:p>
              </table:table-cell>
              <table:table-cell office:value-type="float" office:value="0.0163450241088867">
                <text:p>0.0163450241088867</text:p>
              </table:table-cell>
              <table:table-cell office:value-type="float" office:value="0.154075384140015">
                <text:p>0.1540753841400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63239336013794">
                <text:p>0.063239336013794</text:p>
              </table:table-cell>
              <table:table-cell office:value-type="float" office:value="0.0120460987091064">
                <text:p>0.0120460987091064</text:p>
              </table:table-cell>
              <table:table-cell office:value-type="float" office:value="0.147083759307861">
                <text:p>0.1470837593078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60236167907715">
                <text:p>0.0360236167907715</text:p>
              </table:table-cell>
              <table:table-cell office:value-type="float" office:value="0.00240921974182129">
                <text:p>0.00240921974182129</text:p>
              </table:table-cell>
              <table:table-cell office:value-type="float" office:value="0.145202398300171">
                <text:p>0.14520239830017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399479866027832">
                <text:p>0.0399479866027832</text:p>
              </table:table-cell>
              <table:table-cell office:value-type="float" office:value="0.0189626216888428">
                <text:p>0.0189626216888428</text:p>
              </table:table-cell>
              <table:table-cell office:value-type="float" office:value="0.205815076828003">
                <text:p>0.2058150768280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842928886413574">
                <text:p>0.0842928886413574</text:p>
              </table:table-cell>
              <table:table-cell office:value-type="float" office:value="0.0258114337921143">
                <text:p>0.0258114337921143</text:p>
              </table:table-cell>
              <table:table-cell office:value-type="float" office:value="0.270139455795288">
                <text:p>0.27013945579528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974540710449219">
                <text:p>0.0974540710449219</text:p>
              </table:table-cell>
              <table:table-cell office:value-type="float" office:value="0.0254456996917725">
                <text:p>0.0254456996917725</text:p>
              </table:table-cell>
              <table:table-cell office:value-type="float" office:value="0.278882265090942">
                <text:p>0.2788822650909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18483829498291">
                <text:p>0.0818483829498291</text:p>
              </table:table-cell>
              <table:table-cell office:value-type="float" office:value="0.0388305187225342">
                <text:p>0.0388305187225342</text:p>
              </table:table-cell>
              <table:table-cell office:value-type="float" office:value="0.28940486907959">
                <text:p>0.2894048690795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870225429534912">
                <text:p>0.0870225429534912</text:p>
              </table:table-cell>
              <table:table-cell office:value-type="float" office:value="0.0359408855438232">
                <text:p>0.0359408855438232</text:p>
              </table:table-cell>
              <table:table-cell office:value-type="float" office:value="0.341172456741333">
                <text:p>0.341172456741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936603546142578">
                <text:p>0.0936603546142578</text:p>
              </table:table-cell>
              <table:table-cell office:value-type="float" office:value="0.0287344455718994">
                <text:p>0.0287344455718994</text:p>
              </table:table-cell>
              <table:table-cell office:value-type="float" office:value="0.377918004989624">
                <text:p>0.37791800498962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152304649353027">
                <text:p>0.152304649353027</text:p>
              </table:table-cell>
              <table:table-cell office:value-type="float" office:value="0.0334556102752686">
                <text:p>0.0334556102752686</text:p>
              </table:table-cell>
              <table:table-cell office:value-type="float" office:value="0.446225643157959">
                <text:p>0.4462256431579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39268636703491">
                <text:p>0.139268636703491</text:p>
              </table:table-cell>
              <table:table-cell office:value-type="float" office:value="0.0281243324279785">
                <text:p>0.0281243324279785</text:p>
              </table:table-cell>
              <table:table-cell office:value-type="float" office:value="0.540749311447144">
                <text:p>0.54074931144714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17017388343811">
                <text:p>0.17017388343811</text:p>
              </table:table-cell>
              <table:table-cell office:value-type="float" office:value="0.0324254035949707">
                <text:p>0.0324254035949707</text:p>
              </table:table-cell>
              <table:table-cell office:value-type="float" office:value="0.517390251159668">
                <text:p>0.5173902511596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69360160827637">
                <text:p>0.169360160827637</text:p>
              </table:table-cell>
              <table:table-cell office:value-type="float" office:value="0.0310876369476318">
                <text:p>0.0310876369476318</text:p>
              </table:table-cell>
              <table:table-cell office:value-type="float" office:value="0.544090986251831">
                <text:p>0.54409098625183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138744115829468">
                <text:p>0.138744115829468</text:p>
              </table:table-cell>
              <table:table-cell office:value-type="float" office:value="0.0345091819763184">
                <text:p>0.0345091819763184</text:p>
              </table:table-cell>
              <table:table-cell office:value-type="float" office:value="0.551065683364868">
                <text:p>0.5510656833648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09643125534058">
                <text:p>0.209643125534058</text:p>
              </table:table-cell>
              <table:table-cell office:value-type="float" office:value="0.0334031581878662">
                <text:p>0.0334031581878662</text:p>
              </table:table-cell>
              <table:table-cell office:value-type="float" office:value="0.562621116638184">
                <text:p>0.56262111663818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157809734344482">
                <text:p>0.157809734344482</text:p>
              </table:table-cell>
              <table:table-cell office:value-type="float" office:value="0.031466007232666">
                <text:p>0.031466007232666</text:p>
              </table:table-cell>
              <table:table-cell office:value-type="float" office:value="0.599112749099731">
                <text:p>0.59911274909973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58212184906006">
                <text:p>0.158212184906006</text:p>
              </table:table-cell>
              <table:table-cell office:value-type="float" office:value="0.0375654697418213">
                <text:p>0.0375654697418213</text:p>
              </table:table-cell>
              <table:table-cell office:value-type="float" office:value="0.640670537948608">
                <text:p>0.64067053794860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218854188919067">
                <text:p>0.218854188919067</text:p>
              </table:table-cell>
              <table:table-cell office:value-type="float" office:value="0.0365006923675537">
                <text:p>0.0365006923675537</text:p>
              </table:table-cell>
              <table:table-cell office:value-type="float" office:value="0.711714029312134">
                <text:p>0.7117140293121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48887395858765">
                <text:p>0.148887395858765</text:p>
              </table:table-cell>
              <table:table-cell office:value-type="float" office:value="0.0992422103881836">
                <text:p>0.0992422103881836</text:p>
              </table:table-cell>
              <table:table-cell office:value-type="float" office:value="0.763921976089478">
                <text:p>0.76392197608947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198796033859253">
                <text:p>0.198796033859253</text:p>
              </table:table-cell>
              <table:table-cell office:value-type="float" office:value="0.0770936012268066">
                <text:p>0.0770936012268066</text:p>
              </table:table-cell>
              <table:table-cell office:value-type="float" office:value="0.909605026245117">
                <text:p>0.90960502624511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224344730377197">
                <text:p>0.224344730377197</text:p>
              </table:table-cell>
              <table:table-cell office:value-type="float" office:value="0.0792341232299805">
                <text:p>0.0792341232299805</text:p>
              </table:table-cell>
              <table:table-cell office:value-type="float" office:value="0.850278377532959">
                <text:p>0.850278377532959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255709648132324">
                <text:p>0.255709648132324</text:p>
              </table:table-cell>
              <table:table-cell office:value-type="float" office:value="0.0749564170837402">
                <text:p>0.0749564170837402</text:p>
              </table:table-cell>
              <table:table-cell office:value-type="float" office:value="0.953916788101196">
                <text:p>0.95391678810119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270122051239014">
                <text:p>0.270122051239014</text:p>
              </table:table-cell>
              <table:table-cell office:value-type="float" office:value="0.0869135856628418">
                <text:p>0.0869135856628418</text:p>
              </table:table-cell>
              <table:table-cell office:value-type="float" office:value="1.00312280654907">
                <text:p>1.0031228065490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345386743545532">
                <text:p>0.345386743545532</text:p>
              </table:table-cell>
              <table:table-cell office:value-type="float" office:value="0.0107312202453613">
                <text:p>0.0107312202453613</text:p>
              </table:table-cell>
              <table:table-cell office:value-type="float" office:value="0.985086917877197">
                <text:p>0.98508691787719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298703670501709">
                <text:p>0.298703670501709</text:p>
              </table:table-cell>
              <table:table-cell office:value-type="float" office:value="0.0449960231781006">
                <text:p>0.0449960231781006</text:p>
              </table:table-cell>
              <table:table-cell office:value-type="float" office:value="1.06854915618896">
                <text:p>1.06854915618896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309822082519531">
                <text:p>0.309822082519531</text:p>
              </table:table-cell>
              <table:table-cell office:value-type="float" office:value="0.0701320171356201">
                <text:p>0.0701320171356201</text:p>
              </table:table-cell>
              <table:table-cell office:value-type="float" office:value="1.18052768707275">
                <text:p>1.180527687072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38572883605957">
                <text:p>0.438572883605957</text:p>
              </table:table-cell>
              <table:table-cell office:value-type="float" office:value="0.0955700874328613">
                <text:p>0.0955700874328613</text:p>
              </table:table-cell>
              <table:table-cell office:value-type="float" office:value="1.3391809463501">
                <text:p>1.3391809463501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429970502853394">
                <text:p>0.429970502853394</text:p>
              </table:table-cell>
              <table:table-cell office:value-type="float" office:value="0.108826637268066">
                <text:p>0.108826637268066</text:p>
              </table:table-cell>
              <table:table-cell office:value-type="float" office:value="1.27223181724548">
                <text:p>1.2722318172454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10736083984375">
                <text:p>0.410736083984375</text:p>
              </table:table-cell>
              <table:table-cell office:value-type="float" office:value="0.194349050521851">
                <text:p>0.194349050521851</text:p>
              </table:table-cell>
              <table:table-cell office:value-type="float" office:value="1.13960027694702">
                <text:p>1.1396002769470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36544942855835">
                <text:p>0.36544942855835</text:p>
              </table:table-cell>
              <table:table-cell office:value-type="float" office:value="0.0841536521911621">
                <text:p>0.0841536521911621</text:p>
              </table:table-cell>
              <table:table-cell office:value-type="float" office:value="1.14533567428589">
                <text:p>1.1453356742858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8692502975464">
                <text:p>0.508692502975464</text:p>
              </table:table-cell>
              <table:table-cell office:value-type="float" office:value="0.106328964233398">
                <text:p>0.106328964233398</text:p>
              </table:table-cell>
              <table:table-cell office:value-type="float" office:value="1.12636232376099">
                <text:p>1.1263623237609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436885833740234">
                <text:p>0.436885833740234</text:p>
              </table:table-cell>
              <table:table-cell office:value-type="float" office:value="0.171191692352295">
                <text:p>0.171191692352295</text:p>
              </table:table-cell>
              <table:table-cell office:value-type="float" office:value="1.17590427398682">
                <text:p>1.1759042739868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351662397384644">
                <text:p>0.351662397384644</text:p>
              </table:table-cell>
              <table:table-cell office:value-type="float" office:value="0.121220588684082">
                <text:p>0.121220588684082</text:p>
              </table:table-cell>
              <table:table-cell office:value-type="float" office:value="1.21389412879944">
                <text:p>1.2138941287994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454390048980713">
                <text:p>0.454390048980713</text:p>
              </table:table-cell>
              <table:table-cell office:value-type="float" office:value="0.097459077835083">
                <text:p>0.097459077835083</text:p>
              </table:table-cell>
              <table:table-cell office:value-type="float" office:value="1.27811455726624">
                <text:p>1.2781145572662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38779354095459">
                <text:p>0.38779354095459</text:p>
              </table:table-cell>
              <table:table-cell office:value-type="float" office:value="0.131929874420166">
                <text:p>0.131929874420166</text:p>
              </table:table-cell>
              <table:table-cell office:value-type="float" office:value="1.39778280258179">
                <text:p>1.3977828025817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348248481750488">
                <text:p>0.348248481750488</text:p>
              </table:table-cell>
              <table:table-cell office:value-type="float" office:value="0.112854957580566">
                <text:p>0.112854957580566</text:p>
              </table:table-cell>
              <table:table-cell office:value-type="float" office:value="1.45480680465698">
                <text:p>1.4548068046569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379213094711304">
                <text:p>0.379213094711304</text:p>
              </table:table-cell>
              <table:table-cell office:value-type="float" office:value="0.0960435867309571">
                <text:p>0.0960435867309571</text:p>
              </table:table-cell>
              <table:table-cell office:value-type="float" office:value="1.4791305065155">
                <text:p>1.479130506515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339057922363281">
                <text:p>0.339057922363281</text:p>
              </table:table-cell>
              <table:table-cell office:value-type="float" office:value="0.401265144348145">
                <text:p>0.401265144348145</text:p>
              </table:table-cell>
              <table:table-cell office:value-type="float" office:value="1.52564692497253">
                <text:p>1.525646924972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5258674621582">
                <text:p>0.35258674621582</text:p>
              </table:table-cell>
              <table:table-cell office:value-type="float" office:value="0.0919492244720459">
                <text:p>0.0919492244720459</text:p>
              </table:table-cell>
              <table:table-cell office:value-type="float" office:value="1.65070128440857">
                <text:p>1.65070128440857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36660099029541">
                <text:p>0.36660099029541</text:p>
              </table:table-cell>
              <table:table-cell office:value-type="float" office:value="0.129406929016113">
                <text:p>0.129406929016113</text:p>
              </table:table-cell>
              <table:table-cell office:value-type="float" office:value="1.60283255577087">
                <text:p>1.6028325557708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03329372406006">
                <text:p>0.403329372406006</text:p>
              </table:table-cell>
              <table:table-cell office:value-type="float" office:value="0.159983634948731">
                <text:p>0.159983634948731</text:p>
              </table:table-cell>
              <table:table-cell office:value-type="float" office:value="1.87467861175537">
                <text:p>1.87467861175537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462981462478638">
                <text:p>0.462981462478638</text:p>
              </table:table-cell>
              <table:table-cell office:value-type="float" office:value="0.154725313186646">
                <text:p>0.154725313186646</text:p>
              </table:table-cell>
              <table:table-cell office:value-type="float" office:value="1.82499575614929">
                <text:p>1.8249957561492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407995462417603">
                <text:p>0.407995462417603</text:p>
              </table:table-cell>
              <table:table-cell office:value-type="float" office:value="0.0772314071655273">
                <text:p>0.0772314071655273</text:p>
              </table:table-cell>
              <table:table-cell office:value-type="float" office:value="1.78244137763977">
                <text:p>1.7824413776397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415422677993774">
                <text:p>0.415422677993774</text:p>
              </table:table-cell>
              <table:table-cell office:value-type="float" office:value="0.0677495002746582">
                <text:p>0.0677495002746582</text:p>
              </table:table-cell>
              <table:table-cell office:value-type="float" office:value="1.88412976264954">
                <text:p>1.8841297626495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5989837646484">
                <text:p>0.455989837646484</text:p>
              </table:table-cell>
              <table:table-cell office:value-type="float" office:value="0.161096096038818">
                <text:p>0.161096096038818</text:p>
              </table:table-cell>
              <table:table-cell office:value-type="float" office:value="2.25657916069031">
                <text:p>2.25657916069031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565729856491089">
                <text:p>0.565729856491089</text:p>
              </table:table-cell>
              <table:table-cell office:value-type="float" office:value="0.17734694480896">
                <text:p>0.17734694480896</text:p>
              </table:table-cell>
              <table:table-cell office:value-type="float" office:value="2.10004281997681">
                <text:p>2.1000428199768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575565576553345">
                <text:p>0.575565576553345</text:p>
              </table:table-cell>
              <table:table-cell office:value-type="float" office:value="0.102142572402954">
                <text:p>0.102142572402954</text:p>
              </table:table-cell>
              <table:table-cell office:value-type="float" office:value="2.22186088562012">
                <text:p>2.22186088562012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577051401138306">
                <text:p>0.577051401138306</text:p>
              </table:table-cell>
              <table:table-cell office:value-type="float" office:value="0.16944694519043">
                <text:p>0.16944694519043</text:p>
              </table:table-cell>
              <table:table-cell office:value-type="float" office:value="2.17452573776245">
                <text:p>2.174525737762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59393572807312">
                <text:p>0.59393572807312</text:p>
              </table:table-cell>
              <table:table-cell office:value-type="float" office:value="0.160119295120239">
                <text:p>0.160119295120239</text:p>
              </table:table-cell>
              <table:table-cell office:value-type="float" office:value="2.23637318611145">
                <text:p>2.23637318611145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565120220184326">
                <text:p>0.565120220184326</text:p>
              </table:table-cell>
              <table:table-cell office:value-type="float" office:value="0.179743051528931">
                <text:p>0.179743051528931</text:p>
              </table:table-cell>
              <table:table-cell office:value-type="float" office:value="2.28390121459961">
                <text:p>2.2839012145996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629206895828247">
                <text:p>0.629206895828247</text:p>
              </table:table-cell>
              <table:table-cell office:value-type="float" office:value="0.108659505844116">
                <text:p>0.108659505844116</text:p>
              </table:table-cell>
              <table:table-cell office:value-type="float" office:value="2.22292160987854">
                <text:p>2.2229216098785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591254472732544">
                <text:p>0.591254472732544</text:p>
              </table:table-cell>
              <table:table-cell office:value-type="float" office:value="0.10517406463623">
                <text:p>0.10517406463623</text:p>
              </table:table-cell>
              <table:table-cell office:value-type="float" office:value="2.29564762115479">
                <text:p>2.2956476211547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68561577796936">
                <text:p>0.68561577796936</text:p>
              </table:table-cell>
              <table:table-cell office:value-type="float" office:value="0.105065107345581">
                <text:p>0.105065107345581</text:p>
              </table:table-cell>
              <table:table-cell office:value-type="float" office:value="2.21855044364929">
                <text:p>2.21855044364929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644584894180298">
                <text:p>0.644584894180298</text:p>
              </table:table-cell>
              <table:table-cell office:value-type="float" office:value="0.132900476455688">
                <text:p>0.132900476455688</text:p>
              </table:table-cell>
              <table:table-cell office:value-type="float" office:value="2.29291605949402">
                <text:p>2.2929160594940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576542139053345">
                <text:p>0.576542139053345</text:p>
              </table:table-cell>
              <table:table-cell office:value-type="float" office:value="0.199514627456665">
                <text:p>0.199514627456665</text:p>
              </table:table-cell>
              <table:table-cell office:value-type="float" office:value="2.37817597389221">
                <text:p>2.37817597389221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634926795959473">
                <text:p>0.634926795959473</text:p>
              </table:table-cell>
              <table:table-cell office:value-type="float" office:value="0.105196714401245">
                <text:p>0.105196714401245</text:p>
              </table:table-cell>
              <table:table-cell office:value-type="float" office:value="2.28709578514099">
                <text:p>2.2870957851409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568910598754883">
                <text:p>0.568910598754883</text:p>
              </table:table-cell>
              <table:table-cell office:value-type="float" office:value="0.0814409255981445">
                <text:p>0.0814409255981445</text:p>
              </table:table-cell>
              <table:table-cell office:value-type="float" office:value="2.32283306121826">
                <text:p>2.32283306121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